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81618706057081963" text:style-name="Outline">
        <text:list-item>
          <text:h text:style-name="P3" text:outline-level="1">voip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text:tab/><text:a xlink:type="simple" xlink:href="https://www.reddit.com/r/FlutterDev/comments/9v8xnp/is_there_any_library_for_voip_in_flutter/" text:style-name="Internet_20_link" text:visited-style-name="Visited_20_Internet_20_Link">voip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15T12:48:27</meta:creation-date>
    <meta:editing-duration>PT45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16" meta:character-count="128"/>
    <dc:date>2019-03-15T12:49:11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